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.1126in" fo:margin-right="0in" fo:margin-top="0.0008in" fo:margin-bottom="0in" style:contextual-spacing="false" fo:line-height="100%" fo:text-align="start" style:justify-single-word="false" fo:text-indent="-0.1126in" style:auto-text-indent="false">
        <style:tab-stops>
          <style:tab-stop style:position="0.1126in"/>
        </style:tab-stops>
      </style:paragraph-properties>
    </style:style>
    <style:style style:name="P2" style:family="paragraph" style:parent-style-name="Heading_20_1" style:list-style-name="WWNum1">
      <style:paragraph-properties fo:margin-left="0.1764in" fo:margin-right="0in" fo:margin-top="0in" fo:margin-bottom="0in" style:contextual-spacing="false" fo:line-height="100%" fo:text-align="start" style:justify-single-word="false" fo:text-indent="-0.1764in" style:auto-text-indent="false">
        <style:tab-stops>
          <style:tab-stop style:position="0.1764in"/>
        </style:tab-stops>
      </style:paragraph-properties>
    </style:style>
    <style:style style:name="P3" style:family="paragraph" style:parent-style-name="Heading_20_1" style:list-style-name="WWNum1">
      <style:paragraph-properties fo:margin-left="0.2402in" fo:margin-right="0in" fo:margin-top="0in" fo:margin-bottom="0in" style:contextual-spacing="false" fo:line-height="100%" fo:text-align="start" style:justify-single-word="false" fo:text-indent="-0.2402in" style:auto-text-indent="false">
        <style:tab-stops>
          <style:tab-stop style:position="0.2402in"/>
        </style:tab-stops>
      </style:paragraph-properties>
    </style:style>
    <style:style style:name="P4" style:family="paragraph" style:parent-style-name="Heading_20_1" style:list-style-name="WWNum1">
      <style:paragraph-properties fo:margin-left="0.2055in" fo:margin-right="0in" fo:margin-top="0in" fo:margin-bottom="0in" style:contextual-spacing="false" fo:line-height="100%" fo:text-align="start" style:justify-single-word="false" fo:text-indent="-0.2055in" style:auto-text-indent="false">
        <style:tab-stops>
          <style:tab-stop style:position="0.2055in"/>
        </style:tab-stops>
      </style:paragraph-properties>
    </style:style>
    <style:style style:name="P5" style:family="paragraph" style:parent-style-name="List_20_Paragraph" style:list-style-name="WWNum1">
      <style:paragraph-properties fo:margin-left="0.0965in" fo:margin-right="0in" fo:margin-top="0.0283in" fo:margin-bottom="0in" style:contextual-spacing="false" fo:line-height="100%" fo:text-align="start" style:justify-single-word="false" fo:text-indent="-0.0965in" style:auto-text-indent="false">
        <style:tab-stops>
          <style:tab-stop style:position="0.0965in"/>
        </style:tab-stops>
      </style:paragraph-properties>
    </style:style>
    <style:style style:name="P6" style:family="paragraph" style:parent-style-name="List_20_Paragraph" style:list-style-name="WWNum1">
      <style:paragraph-properties fo:margin-left="0.0965in" fo:margin-right="0in" fo:margin-top="0.0291in" fo:margin-bottom="0in" style:contextual-spacing="false" fo:line-height="100%" fo:text-align="start" style:justify-single-word="false" fo:text-indent="-0.0965in" style:auto-text-indent="false">
        <style:tab-stops>
          <style:tab-stop style:position="0.0965in"/>
        </style:tab-stops>
      </style:paragraph-properties>
    </style:style>
    <style:style style:name="P7" style:family="paragraph" style:parent-style-name="List_20_Paragraph" style:list-style-name="WWNum1">
      <style:paragraph-properties fo:margin-left="0.0965in" fo:margin-right="0in" fo:margin-top="0in" fo:margin-bottom="0in" style:contextual-spacing="false" fo:line-height="100%" fo:text-align="start" style:justify-single-word="false" fo:text-indent="-0.0965in" style:auto-text-indent="false">
        <style:tab-stops>
          <style:tab-stop style:position="0.0965in"/>
        </style:tab-stops>
      </style:paragraph-properties>
    </style:style>
    <style:style style:name="P8" style:family="paragraph" style:parent-style-name="List_20_Paragraph" style:list-style-name="WWNum2">
      <style:paragraph-properties fo:margin-left="0.4992in" fo:margin-right="0in" fo:margin-top="0.0299in" fo:margin-bottom="0in" style:contextual-spacing="false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9" style:family="paragraph" style:parent-style-name="List_20_Paragraph" style:list-style-name="WWNum2">
      <style:paragraph-properties fo:margin-left="0.4992in" fo:margin-right="0in" fo:margin-top="0.0291in" fo:margin-bottom="0in" style:contextual-spacing="false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10" style:family="paragraph" style:parent-style-name="List_20_Paragraph" style:list-style-name="WWNum3">
      <style:paragraph-properties fo:margin-left="0.4992in" fo:margin-right="0in" fo:margin-top="0.0299in" fo:margin-bottom="0in" style:contextual-spacing="false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11" style:family="paragraph" style:parent-style-name="List_20_Paragraph" style:list-style-name="WWNum3">
      <style:paragraph-properties fo:margin-left="0.4992in" fo:margin-right="0in" fo:margin-top="0in" fo:margin-bottom="0in" style:contextual-spacing="false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12" style:family="paragraph" style:parent-style-name="List_20_Paragraph" style:list-style-name="WWNum3" style:master-page-name="Converted1">
      <style:paragraph-properties fo:margin-left="0.4992in" fo:margin-right="0in" fo:margin-top="0.0563in" fo:margin-bottom="0in" style:contextual-spacing="false" fo:line-height="100%" fo:text-align="start" style:justify-single-word="false" fo:text-indent="-0.2492in" style:auto-text-indent="false" style:page-number="auto">
        <style:tab-stops>
          <style:tab-stop style:position="0.4992in"/>
        </style:tab-stops>
      </style:paragraph-properties>
    </style:style>
    <style:style style:name="P13" style:family="paragraph" style:parent-style-name="List_20_Paragraph" style:list-style-name="WWNum3">
      <style:paragraph-properties fo:margin-left="0.5965in" fo:margin-right="0in" fo:margin-top="0.0283in" fo:margin-bottom="0in" style:contextual-spacing="false" fo:line-height="100%" fo:text-align="start" style:justify-single-word="false" fo:text-indent="-0.0965in" style:auto-text-indent="false">
        <style:tab-stops>
          <style:tab-stop style:position="0.5965in"/>
        </style:tab-stops>
      </style:paragraph-properties>
    </style:style>
    <style:style style:name="P14" style:family="paragraph" style:parent-style-name="Standard" style:master-page-name="Standard">
      <style:paragraph-properties fo:margin-left="0in" fo:margin-right="0.248in" fo:margin-top="0.0417in" fo:margin-bottom="0in" style:contextual-spacing="false" fo:text-align="center" style:justify-single-word="false" fo:text-indent="0in" style:auto-text-indent="false" style:page-number="auto"/>
    </style:style>
    <style:style style:name="P15" style:family="paragraph" style:parent-style-name="Standard">
      <style:paragraph-properties fo:margin-left="0in" fo:margin-right="0.248in" fo:margin-top="0.0335in" fo:margin-bottom="0in" style:contextual-spacing="false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17" style:family="paragraph" style:parent-style-name="Standard">
      <style:paragraph-properties fo:margin-left="4.4972in" fo:margin-right="0in" fo:margin-top="0.0335in" fo:margin-bottom="0in" style:contextual-spacing="false" fo:text-align="start" style:justify-single-word="false" fo:text-indent="0in" style:auto-text-indent="false"/>
    </style:style>
    <style:style style:name="P18" style:family="paragraph" style:parent-style-name="Standard">
      <style:paragraph-properties fo:margin-left="0.5in" fo:margin-right="0in" fo:margin-top="0.0283in" fo:margin-bottom="0in" style:contextual-spacing="false" fo:text-align="start" style:justify-single-word="false" fo:text-indent="0in" style:auto-text-indent="false"/>
    </style:style>
    <style:style style:name="P19" style:family="paragraph" style:parent-style-name="Text_20_body">
      <style:paragraph-properties fo:margin-top="0.0307in" fo:margin-bottom="0in" style:contextual-spacing="false"/>
      <style:text-properties fo:font-size="14pt" style:font-size-asian="14pt"/>
    </style:style>
    <style:style style:name="P20" style:family="paragraph" style:parent-style-name="Text_20_body">
      <style:paragraph-properties fo:margin-top="0.0299in" fo:margin-bottom="0in" style:contextual-spacing="false"/>
      <style:text-properties fo:font-size="14pt" style:font-size-asian="14pt"/>
    </style:style>
    <style:style style:name="P21" style:family="paragraph" style:parent-style-name="Text_20_body">
      <style:paragraph-properties fo:margin-top="0.0335in" fo:margin-bottom="0in" style:contextual-spacing="false"/>
    </style:style>
    <style:style style:name="P22" style:family="paragraph" style:parent-style-name="Text_20_body">
      <style:paragraph-properties fo:margin-top="0.0571in" fo:margin-bottom="0in" style:contextual-spacing="false"/>
    </style:style>
    <style:style style:name="P23" style:family="paragraph" style:parent-style-name="Text_20_body">
      <style:paragraph-properties fo:margin-top="0.0008in" fo:margin-bottom="0in" style:contextual-spacing="false"/>
    </style:style>
    <style:style style:name="P24" style:family="paragraph" style:parent-style-name="Text_20_body">
      <style:paragraph-properties fo:margin-top="0.0575in" fo:margin-bottom="0in" style:contextual-spacing="false"/>
    </style:style>
    <style:style style:name="P25" style:family="paragraph" style:parent-style-name="Text_20_body">
      <style:paragraph-properties fo:margin-left="0.5in" fo:margin-right="0in" fo:margin-top="0.0291in" fo:margin-bottom="0in" style:contextual-spacing="false"/>
    </style:style>
    <style:style style:name="P26" style:family="paragraph" style:parent-style-name="Text_20_body">
      <style:paragraph-properties fo:margin-left="0.5in" fo:margin-right="0in"/>
    </style:style>
    <style:style style:name="P27" style:family="paragraph" style:parent-style-name="Text_20_body">
      <style:paragraph-properties fo:margin-top="0.0583in" fo:margin-bottom="0in" style:contextual-spacing="false"/>
    </style:style>
    <style:style style:name="P28" style:family="paragraph" style:parent-style-name="Text_20_body">
      <style:paragraph-properties fo:margin-top="0.0339in" fo:margin-bottom="0in" style:contextual-spacing="false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Text_20_body">
      <style:paragraph-properties fo:margin-top="0.0008in" fo:margin-bottom="0in" style:contextual-spacing="false" fo:line-height="115%"/>
    </style:style>
    <style:style style:name="T1" style:family="text">
      <style:text-properties fo:font-size="14pt" style:text-underline-style="solid" style:text-underline-width="bold" style:text-underline-color="font-color" style:font-size-asian="14pt"/>
    </style:style>
    <style:style style:name="T2" style:family="text">
      <style:text-properties fo:font-size="14pt" fo:letter-spacing="-0.0035in" style:text-underline-style="solid" style:text-underline-width="bold" style:text-underline-color="font-color" style:font-size-asian="14pt"/>
    </style:style>
    <style:style style:name="T3" style:family="text">
      <style:text-properties fo:font-size="14pt" fo:letter-spacing="-0.0035in" style:font-size-asian="14pt"/>
    </style:style>
    <style:style style:name="T4" style:family="text">
      <style:text-properties fo:font-size="14pt" fo:letter-spacing="-0.0035in" officeooo:rsid="0000edb3" style:font-size-asian="14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letter-spacing="-0.0043in" style:text-underline-style="solid" style:text-underline-width="bold" style:text-underline-color="font-color" style:font-size-asian="14pt"/>
    </style:style>
    <style:style style:name="T7" style:family="text">
      <style:text-properties fo:font-size="14pt" fo:letter-spacing="-0.0043in" style:text-underline-style="solid" style:text-underline-width="bold" style:text-underline-color="font-color" officeooo:rsid="0000edb3" style:font-size-asian="14pt"/>
    </style:style>
    <style:style style:name="T8" style:family="text">
      <style:text-properties fo:font-size="14pt" fo:letter-spacing="-0.0028in" style:font-size-asian="14pt"/>
    </style:style>
    <style:style style:name="T9" style:family="text">
      <style:text-properties fo:font-size="14pt" fo:letter-spacing="-0.0028in" officeooo:rsid="0000edb3" style:font-size-asian="14pt"/>
    </style:style>
    <style:style style:name="T10" style:family="text">
      <style:text-properties fo:font-size="14pt" fo:letter-spacing="-0.0016in" style:font-size-asian="14pt"/>
    </style:style>
    <style:style style:name="T11" style:family="text">
      <style:text-properties fo:font-size="14pt" fo:letter-spacing="-0.0016in" officeooo:rsid="0000edb3" style:font-size-asian="14pt"/>
    </style:style>
    <style:style style:name="T12" style:family="text">
      <style:text-properties fo:letter-spacing="-0.0008in" style:text-underline-style="solid" style:text-underline-width="bold" style:text-underline-color="font-color"/>
    </style:style>
    <style:style style:name="T13" style:family="text">
      <style:text-properties fo:letter-spacing="-0.0008in" style:text-underline-style="solid" style:text-underline-width="bold" style:text-underline-color="font-color" officeooo:rsid="0000edb3"/>
    </style:style>
    <style:style style:name="T14" style:family="text">
      <style:text-properties fo:letter-spacing="-0.0028in" style:text-underline-style="solid" style:text-underline-width="bold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letter-spacing="-0.0016in"/>
    </style:style>
    <style:style style:name="T17" style:family="text">
      <style:text-properties fo:letter-spacing="-0.0016in" style:text-underline-style="solid" style:text-underline-width="bold" style:text-underline-color="font-color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fo:letter-spacing="-0.0008in" style:font-size-asian="12pt"/>
    </style:style>
    <style:style style:name="T20" style:family="text">
      <style:text-properties fo:font-size="12pt" fo:letter-spacing="-0.0016in" style:font-size-asian="12pt"/>
    </style:style>
    <style:style style:name="T21" style:family="text">
      <style:text-properties fo:font-size="12pt" fo:letter-spacing="-0.0028in" style:font-size-asian="12pt"/>
    </style:style>
    <style:style style:name="T22" style:family="text">
      <style:text-properties fo:font-size="12pt" fo:letter-spacing="-0.0035in" style:font-size-asian="12pt"/>
    </style:style>
    <style:style style:name="T23" style:family="text">
      <style:text-properties fo:font-size="12pt" fo:letter-spacing="-0.0071in" style:font-size-asian="12pt"/>
    </style:style>
    <style:style style:name="T24" style:family="text">
      <style:text-properties fo:letter-spacing="-0.0055in" style:text-underline-style="solid" style:text-underline-width="bold" style:text-underline-color="font-color"/>
    </style:style>
    <style:style style:name="T25" style:family="text">
      <style:text-properties style:text-underline-style="solid" style:text-underline-width="bold" style:text-underline-color="font-color"/>
    </style:style>
    <style:style style:name="T26" style:family="text">
      <style:text-properties fo:letter-spacing="-0.0035in" style:text-underline-style="solid" style:text-underline-width="bold" style:text-underline-color="font-color"/>
    </style:style>
    <style:style style:name="T27" style:family="text">
      <style:text-properties fo:letter-spacing="-0.0043in"/>
    </style:style>
    <style:style style:name="T28" style:family="text">
      <style:text-properties fo:letter-spacing="-0.0043in" style:text-underline-style="solid" style:text-underline-width="bold" style:text-underline-color="font-color"/>
    </style:style>
    <style:style style:name="T29" style:family="text">
      <style:text-properties fo:letter-spacing="-0.0047in"/>
    </style:style>
    <style:style style:name="T30" style:family="text">
      <style:text-properties fo:letter-spacing="-0.0091in"/>
    </style:style>
    <style:style style:name="T31" style:family="text">
      <style:text-properties fo:letter-spacing="-0.0071in"/>
    </style:style>
    <style:style style:name="T32" style:family="text">
      <style:text-properties fo:letter-spacing="-0.0071in" style:text-underline-style="solid" style:text-underline-width="bold" style:text-underline-color="font-color"/>
    </style:style>
    <style:style style:name="T33" style:family="text">
      <style:text-properties fo:letter-spacing="-0.0063in" style:text-underline-style="solid" style:text-underline-width="bold" style:text-underline-color="font-color"/>
    </style:style>
    <style:style style:name="T34" style:family="text">
      <style:text-properties fo:letter-spacing="-0.002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" loext:marker-style-name="T5"><text:span text:style-name="T1">Proiect</text:span><text:span text:style-name="T2"> </text:span><text:span text:style-name="T1">de</text:span><text:span text:style-name="T2"> </text:span><text:span text:style-name="T1">Programare</text:span><text:span text:style-name="T2"> </text:span><text:span text:style-name="T1">/</text:span><text:span text:style-name="T2"> C++</text:span></text:p>
        <text:p text:style-name="P15" loext:marker-style-name="T5"><text:span text:style-name="T1">-=</text:span><text:span text:style-name="T6"> </text:span><text:span text:style-name="T7">Catalog Online</text:span><text:span text:style-name="T6"> </text:span><text:span text:style-name="T2">=-</text:span></text:p>
        <text:p text:style-name="P19" loext:marker-style-name="T5"/>
        <text:p text:style-name="P16" loext:marker-style-name="T5"><text:span text:style-name="T5">Student</text:span><text:span text:style-name="T8"> </text:span><text:span text:style-name="T5">1:</text:span><text:span text:style-name="T8"> </text:span><text:span text:style-name="T9">B</text:span><text:span text:style-name="T11">ianca Badescu</text:span></text:p>
        <text:p text:style-name="P17" loext:marker-style-name="T5"><text:span text:style-name="T5">Student</text:span><text:span text:style-name="T3"> </text:span><text:span text:style-name="T5">2:</text:span><text:span text:style-name="T3"> </text:span><text:span text:style-name="T4">Ștefan Dîrlea</text:span></text:p>
        <text:p text:style-name="P20" loext:marker-style-name="T5"/>
        <text:list text:style-name="WWNum1">
          <text:list-header>
            <text:h text:style-name="P1" text:outline-level="2" loext:marker-style-name="T15"><text:span text:style-name="T13">I.</text:span><text:span text:style-name="T12"> </text:span><text:span text:style-name="T14">Enunț</text:span></text:h>
          </text:list-header>
        </text:list>
        <text:p text:style-name="P21">Studentul 1 se ocupă de gestionarea unui <text:span text:style-name="T16">magazin:</text:span></text:p>
        <text:list text:continue-numbering="true" text:style-name="WWNum1">
          <text:list-item>
            <text:list>
              <text:list-item>
                <text:p text:style-name="P5" loext:marker-style-name="T18"><text:span text:style-name="T18">adăugare,</text:span><text:span text:style-name="T19"> </text:span><text:span text:style-name="T18">ștergere,</text:span><text:span text:style-name="T19"> </text:span><text:span text:style-name="T18">modificare</text:span><text:span text:style-name="T19"> </text:span><text:span text:style-name="T18">produse</text:span><text:span text:style-name="T19"> </text:span><text:span text:style-name="T18">(preț,</text:span><text:span text:style-name="T19"> </text:span><text:span text:style-name="T20">cantitate)</text:span></text:p>
              </text:list-item>
              <text:list-item>
                <text:p text:style-name="P6" loext:marker-style-name="T18"><text:span text:style-name="T18">vizualizare </text:span><text:span text:style-name="T20">comenzi</text:span></text:p>
              </text:list-item>
            </text:list>
          </text:list-item>
        </text:list>
        <text:p text:style-name="P22"/>
        <text:p text:style-name="P23">Studentul 2 se ocupă de interacțiunea cu un <text:span text:style-name="T16">magazin:</text:span></text:p>
        <text:list text:continue-numbering="true" text:style-name="WWNum1">
          <text:list-item>
            <text:list>
              <text:list-item>
                <text:p text:style-name="P5" loext:marker-style-name="T18"><text:span text:style-name="T18">adăugarea,</text:span><text:span text:style-name="T20"> </text:span><text:span text:style-name="T18">modificarea,</text:span><text:span text:style-name="T20"> </text:span><text:span text:style-name="T18">ștergerea</text:span><text:span text:style-name="T19"> </text:span><text:span text:style-name="T18">produselor</text:span><text:span text:style-name="T20"> </text:span><text:span text:style-name="T18">într-un</text:span><text:span text:style-name="T20"> </text:span><text:span text:style-name="T18">/</text:span><text:span text:style-name="T19"> </text:span><text:span text:style-name="T18">dintr-un</text:span><text:span text:style-name="T20"> </text:span><text:span text:style-name="T18">coș</text:span><text:span text:style-name="T20"> </text:span><text:span text:style-name="T18">de</text:span><text:span text:style-name="T19"> </text:span><text:span text:style-name="T20">cumpărături</text:span></text:p>
              </text:list-item>
              <text:list-item>
                <text:p text:style-name="P5" loext:marker-style-name="T18"><text:span text:style-name="T18">crearea unei comenzi în momentul cumpărării </text:span><text:span text:style-name="T20">coșului</text:span></text:p>
              </text:list-item>
            </text:list>
          </text:list-item>
        </text:list>
        <text:p text:style-name="P24"/>
        <text:list xml:id="list184811168854343" text:continue-numbering="true" text:style-name="WWNum1">
          <text:list-item>
            <text:h text:style-name="P2" text:outline-level="2" loext:marker-style-name="T15"><text:span text:style-name="T24"><text:s/></text:span><text:span text:style-name="T25">Structura</text:span><text:span text:style-name="T26"> </text:span><text:span text:style-name="T25">datelor</text:span><text:span text:style-name="T28"> </text:span><text:span text:style-name="T25">folosite</text:span><text:span text:style-name="T26"> </text:span><text:span text:style-name="T25">de</text:span><text:span text:style-name="T26"> </text:span><text:span text:style-name="T17">echipă</text:span></text:h>
          </text:list-item>
        </text:list>
        <text:p text:style-name="P21"><text:span text:style-name="T16">Vom</text:span><text:span text:style-name="T29"> </text:span><text:span text:style-name="T16">folosi</text:span><text:span text:style-name="T27"> </text:span><text:span text:style-name="T16">clasele:</text:span></text:p>
        <text:list text:style-name="WWNum2">
          <text:list-item>
            <text:p text:style-name="P8" loext:marker-style-name="T18"><text:span text:style-name="T18">Produs: string cod_de_bare, string denumire, int cantitate, double </text:span><text:span text:style-name="T21">pret</text:span></text:p>
          </text:list-item>
          <text:list-item>
            <text:p text:style-name="P8" loext:marker-style-name="T18"><text:span text:style-name="T18">Data: int zi, int luna, int </text:span><text:span text:style-name="T22">an</text:span></text:p>
          </text:list-item>
          <text:list-item>
            <text:p text:style-name="P9" loext:marker-style-name="T18"><text:span text:style-name="T18">Comanda: Produs[] produse, Data </text:span><text:span text:style-name="T21">data</text:span></text:p>
          </text:list-item>
        </text:list>
        <text:p text:style-name="P24"/>
        <text:list xml:id="list184809404450325" text:continue-list="list184811168854343" text:style-name="WWNum1">
          <text:list-item>
            <text:h text:style-name="P3" text:outline-level="2" loext:marker-style-name="T15"><text:span text:style-name="T26"><text:s/></text:span><text:span text:style-name="T25">Structura</text:span><text:span text:style-name="T26"> </text:span><text:span text:style-name="T17">fișierelor</text:span></text:h>
          </text:list-item>
        </text:list>
        <text:p text:style-name="P21">Vom<text:span text:style-name="T30"> </text:span>folosi<text:span text:style-name="T31"> </text:span>următoarele<text:span text:style-name="T31"> </text:span><text:span text:style-name="T16">fișiere:</text:span></text:p>
        <text:list text:style-name="WWNum3">
          <text:list-item>
            <text:p text:style-name="P10" loext:marker-style-name="T18"><text:span text:style-name="T20">stoc.txt</text:span><text:span text:style-name="T20"/></text:p>
            <text:list>
              <text:list-item>
                <text:p text:style-name="P13" loext:marker-style-name="T18"><text:span text:style-name="T18">fișier în care vom stoca detalii despre produsele de pe stoc sub </text:span><text:span text:style-name="T20">forma</text:span></text:p>
              </text:list-item>
            </text:list>
          </text:list-item>
        </text:list>
        <text:p text:style-name="P25">&lt;numar <text:span text:style-name="T16">produse&gt;</text:span></text:p>
        <text:p text:style-name="P26">&lt;cod_de_bare produs1&gt; &lt;denumire produs1&gt; &lt;cantitate produs1&gt; &lt;pret <text:span text:style-name="T16">produs1&gt;</text:span></text:p>
        <text:p text:style-name="P25">&lt;cod_de_bare produs2&gt; &lt;denumire produs2&gt; &lt;cantitate produs2&gt; &lt;pret <text:span text:style-name="T16">produs2&gt;</text:span></text:p>
        <text:p text:style-name="P18" loext:marker-style-name="T18"><text:span text:style-name="T22">...</text:span><text:span text:style-name="T22"/></text:p>
        <text:p text:style-name="P27"/>
        <text:list text:continue-numbering="true" text:style-name="WWNum3">
          <text:list-item>
            <text:p text:style-name="P11" loext:marker-style-name="T18"><text:span text:style-name="T20">comenzi.txt</text:span><text:span text:style-name="T20"/></text:p>
            <text:list>
              <text:list-item>
                <text:p text:style-name="P13" loext:marker-style-name="T18"><text:span text:style-name="T18">fișier în care vom stoca detalii despre comenzile </text:span><text:span text:style-name="T20">plasate</text:span></text:p>
              </text:list-item>
            </text:list>
          </text:list-item>
        </text:list>
        <text:p text:style-name="P25">&lt;data <text:span text:style-name="T16">comanda1&gt;</text:span></text:p>
        <text:p text:style-name="P26">&lt;lista_cod_de_bare_produse <text:span text:style-name="T16">comanda1&gt;</text:span></text:p>
        <text:p text:style-name="P25">&lt;data <text:span text:style-name="T16">comanda2&gt;</text:span></text:p>
        <text:p text:style-name="P26">&lt;lista_cod_de_bare_produse <text:span text:style-name="T16">comanda2&gt;</text:span></text:p>
        <text:p text:style-name="P18" loext:marker-style-name="T18"><text:span text:style-name="T23">…</text:span><text:span text:style-name="T23"/></text:p>
      </text:section>
      <text:list text:continue-numbering="true" text:style-name="WWNum3">
        <text:list-item>
          <text:p text:style-name="P12" loext:marker-style-name="T18"><text:span text:style-name="T20">cos_cumparaturi.txt</text:span><text:span text:style-name="T20"/></text:p>
          <text:list>
            <text:list-item>
              <text:p text:style-name="P13" loext:marker-style-name="T18"><text:span text:style-name="T18">fișier în care studentul 2 va reține detaliile pentru coșul de </text:span><text:span text:style-name="T20">cumpărături</text:span></text:p>
            </text:list-item>
          </text:list>
        </text:list-item>
      </text:list>
      <text:p text:style-name="P25">&lt;cod_de_bare produs1&gt; &lt;cantitate <text:span text:style-name="T16">produs1&gt;</text:span></text:p>
      <text:p text:style-name="P26">&lt;cod_de_bare produs2&gt; &lt;cantitate <text:span text:style-name="T16">produs2&gt;</text:span></text:p>
      <text:p text:style-name="P18" loext:marker-style-name="T18"><text:span text:style-name="T23">…</text:span><text:span text:style-name="T23"/></text:p>
      <text:p text:style-name="P24"/>
      <text:list text:continue-list="list184809404450325" text:style-name="WWNum1">
        <text:list-item>
          <text:h text:style-name="P4" text:outline-level="2" loext:marker-style-name="T15"><text:span text:style-name="T25">Interacționarea</text:span><text:span text:style-name="T33"> </text:span><text:span text:style-name="T25">cu</text:span><text:span text:style-name="T33"> </text:span><text:span text:style-name="T17">executabilele</text:span></text:h>
        </text:list-item>
      </text:list>
      <text:p text:style-name="P28">Aplicația 1 va expune următoarele <text:span text:style-name="T16">posibilități:</text:span></text:p>
      <text:p text:style-name="Text_20_body">./app_1.exe <text:span text:style-name="T16">vizualizare_produse_de_pe_stoc</text:span></text:p>
      <text:list text:continue-numbering="true" text:style-name="WWNum1">
        <text:list-item>
          <text:list>
            <text:list-item>
              <text:p text:style-name="P5" loext:marker-style-name="T18"><text:span text:style-name="T18">pentru vizualizarea tuturor produselor disponibile pe </text:span><text:span text:style-name="T21">stoc</text:span></text:p>
            </text:list-item>
          </text:list>
        </text:list-item>
      </text:list>
      <text:p text:style-name="P24"/>
      <text:p text:style-name="P29">./app_1.exe adaugare_produs &lt;cod_de_bare&gt; &lt;denumire&gt; &lt;cantitate&gt; <text:span text:style-name="T16">&lt;pret&gt;</text:span></text:p>
      <text:list text:continue-numbering="true" text:style-name="WWNum1">
        <text:list-item>
          <text:list>
            <text:list-item>
              <text:p text:style-name="P6" loext:marker-style-name="T18"><text:span text:style-name="T18">pentru adăugarea unui produs pe </text:span><text:span text:style-name="T21">stoc</text:span></text:p>
            </text:list-item>
          </text:list>
        </text:list-item>
      </text:list>
      <text:p text:style-name="P22"/>
      <text:p text:style-name="P29">./app_1.exe<text:span text:style-name="T34"> </text:span>stergere_produs<text:span text:style-name="T16"> &lt;cod_de_bare&gt;</text:span></text:p>
      <text:list text:continue-numbering="true" text:style-name="WWNum1">
        <text:list-item>
          <text:list>
            <text:list-item>
              <text:p text:style-name="P6" loext:marker-style-name="T18"><text:span text:style-name="T18">pentru</text:span><text:span text:style-name="T19"> </text:span><text:span text:style-name="T18">ștergerea</text:span><text:span text:style-name="T19"> </text:span><text:span text:style-name="T18">unui</text:span><text:span text:style-name="T19"> </text:span><text:span text:style-name="T18">produs</text:span><text:span text:style-name="T19"> </text:span><text:span text:style-name="T18">de</text:span><text:span text:style-name="T19"> </text:span><text:span text:style-name="T18">pe </text:span><text:span text:style-name="T21">stoc</text:span></text:p>
            </text:list-item>
          </text:list>
        </text:list-item>
      </text:list>
      <text:p text:style-name="P22"/>
      <text:p text:style-name="P30">./app_1.exe<text:span text:style-name="T27"> </text:span>modificare_produs<text:span text:style-name="T27"> </text:span>&lt;pret<text:span text:style-name="T27"> </text:span>|<text:span text:style-name="T27"> </text:span>cantitate&gt;<text:span text:style-name="T27"> </text:span>&lt;cod_de_bare&gt;<text:span text:style-name="T27"> </text:span>&lt;numar_corespunzator_pret<text:span text:style-name="T27"> </text:span>| <text:span text:style-name="T16">numar_corespunzator_cantitate&gt;</text:span></text:p>
      <text:list text:continue-numbering="true" text:style-name="WWNum1">
        <text:list-item>
          <text:list>
            <text:list-item>
              <text:p text:style-name="P7" loext:marker-style-name="T18"><text:span text:style-name="T18">pentru modificarea fie a cantității unui produs, fie a </text:span><text:span text:style-name="T20">prețului</text:span></text:p>
            </text:list-item>
          </text:list>
        </text:list-item>
      </text:list>
      <text:p text:style-name="P22"/>
      <text:p text:style-name="P29">./app_1.exe <text:span text:style-name="T16">vizualizare_comenzi</text:span></text:p>
      <text:list text:continue-numbering="true" text:style-name="WWNum1">
        <text:list-item>
          <text:list>
            <text:list-item>
              <text:p text:style-name="P6" loext:marker-style-name="T18"><text:span text:style-name="T18">pentru vizualizarea comenzilor </text:span><text:span text:style-name="T20">plasate</text:span></text:p>
            </text:list-item>
          </text:list>
        </text:list-item>
      </text:list>
      <text:p text:style-name="P22"/>
      <text:p text:style-name="P23">Aplicația 2 va expune următoarele <text:span text:style-name="T16">posibilități:</text:span></text:p>
      <text:p text:style-name="Text_20_body">./app_2.exe <text:span text:style-name="T16">vizualizare_cos</text:span></text:p>
      <text:list text:continue-numbering="true" text:style-name="WWNum1">
        <text:list-item>
          <text:list>
            <text:list-item>
              <text:p text:style-name="P5" loext:marker-style-name="T18"><text:span text:style-name="T18">pentru vizualizarea coșului de </text:span><text:span text:style-name="T20">cumpărături</text:span></text:p>
            </text:list-item>
          </text:list>
        </text:list-item>
      </text:list>
      <text:p text:style-name="P24"/>
      <text:p text:style-name="P29">./app_2.exe adaugare_produs &lt;cod_de_bare&gt; <text:span text:style-name="T16">&lt;cantitate&gt;</text:span></text:p>
      <text:list text:continue-numbering="true" text:style-name="WWNum1">
        <text:list-item>
          <text:list>
            <text:list-item>
              <text:p text:style-name="P6" loext:marker-style-name="T18"><text:span text:style-name="T18">pentru adăugarea unui produs în coșul de </text:span><text:span text:style-name="T20">cumpărături</text:span></text:p>
            </text:list-item>
          </text:list>
        </text:list-item>
      </text:list>
      <text:p text:style-name="P22"/>
      <text:p text:style-name="P29">./app_2.exe modificare_produs &lt;cod_de_bare&gt; <text:span text:style-name="T16">&lt;numar_corespunzator_cantitatii&gt;</text:span></text:p>
      <text:list text:continue-numbering="true" text:style-name="WWNum1">
        <text:list-item>
          <text:list>
            <text:list-item>
              <text:p text:style-name="P6" loext:marker-style-name="T18"><text:span text:style-name="T18">pentru modificarea cantității unui produs existent în coșul de </text:span><text:span text:style-name="T20">cumpărături</text:span></text:p>
            </text:list-item>
          </text:list>
        </text:list-item>
      </text:list>
      <text:p text:style-name="P22"/>
      <text:p text:style-name="P29">./app_2.exe<text:span text:style-name="T34"> </text:span>stergere_produs<text:span text:style-name="T16"> &lt;cod_de_bare&gt;</text:span></text:p>
      <text:list text:continue-numbering="true" text:style-name="WWNum1">
        <text:list-item>
          <text:list>
            <text:list-item>
              <text:p text:style-name="P6" loext:marker-style-name="T18"><text:span text:style-name="T18">pentru</text:span><text:span text:style-name="T19"> </text:span><text:span text:style-name="T18">ștergerea</text:span><text:span text:style-name="T19"> </text:span><text:span text:style-name="T18">unui</text:span><text:span text:style-name="T19"> </text:span><text:span text:style-name="T18">produs din</text:span><text:span text:style-name="T19"> </text:span><text:span text:style-name="T18">coșul</text:span><text:span text:style-name="T19"> </text:span><text:span text:style-name="T18">de </text:span><text:span text:style-name="T20">cumpărături</text:span></text:p>
            </text:list-item>
          </text:list>
        </text:list-item>
      </text:list>
      <text:p text:style-name="P22"/>
      <text:p text:style-name="P23">./app_2.exe <text:span text:style-name="T16">cumparare</text:span></text:p>
      <text:list text:continue-numbering="true" text:style-name="WWNum1">
        <text:list-item>
          <text:list>
            <text:list-item>
              <text:p text:style-name="P5" loext:marker-style-name="T18"><text:span text:style-name="T18">pentru plasarea unei comenzi pe baza coșului de </text:span><text:span text:style-name="T20">cumpărătur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language="ro" fo:country="RO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283in" fo:margin-bottom="0in" style:contextual-spacing="false"/>
      <style:text-properties style:font-name="Times New Roman1" fo:font-family="'Times New Roman'" style:font-family-generic="roman" style:font-pitch="variable" fo:font-size="12pt" fo:language="ro" fo:country="RO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126in" fo:text-indent="-0.2402in" style:auto-text-indent="false"/>
      <style:text-properties style:font-name="Times New Roman1" fo:font-family="'Times New Roman'" style:font-family-generic="roman" style:font-pitch="variable" fo:font-size="14pt" fo:language="ro" fo:country="RO" fo:font-style="italic" style:text-underline-style="solid" style:text-underline-width="auto" style:text-underline-color="#000000" style:font-name-asian="Times New Roman2" style:font-family-asian="'Times New Roman'" style:font-family-generic-asian="system" style:font-pitch-asian="variable" style:font-size-asian="14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0.0965in" fo:margin-top="0.0283in" fo:margin-bottom="0in" style:contextual-spacing="false" fo:text-indent="-0.0965in" style:auto-text-indent="false"/>
      <style:text-properties style:font-name="Times New Roman1" fo:font-family="'Times New Roman'" style:font-family-generic="roman" style:font-pitch="variable" fo:language="ro" fo:country="RO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ro" fo:country="RO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normal" fo:language="ro" fo:country="RO" fo:font-style="normal" fo:font-weight="normal" style:font-name-asian="Microsoft Sans Serif1" style:font-family-asian="'Microsoft Sans Serif'" style:font-family-generic-asian="system" style:font-pitch-asian="variable" style:font-size-asian="12pt" style:language-asian="en" style:country-asian="US" style:font-style-asian="normal" style:font-weight-asian="normal" style:font-name-complex="Microsoft Sans Serif1" style:font-family-complex="'Microsoft Sans Serif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2pt" fo:letter-spacing="normal" fo:language="ro" fo:country="RO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ro" fo:country="RO" style:language-asian="en" style:country-asian="US" style:language-complex="ar" style:country-complex="SA"/>
    </style:style>
    <style:style style:name="ListLabel_20_4" style:display-name="ListLabel 4" style:family="text">
      <style:text-properties fo:language="ro" fo:country="RO" style:language-asian="en" style:country-asian="US" style:language-complex="ar" style:country-complex="SA"/>
    </style:style>
    <style:style style:name="ListLabel_20_5" style:display-name="ListLabel 5" style:family="text">
      <style:text-properties fo:language="ro" fo:country="RO" style:language-asian="en" style:country-asian="US" style:language-complex="ar" style:country-complex="SA"/>
    </style:style>
    <style:style style:name="ListLabel_20_6" style:display-name="ListLabel 6" style:family="text">
      <style:text-properties fo:language="ro" fo:country="RO" style:language-asian="en" style:country-asian="US" style:language-complex="ar" style:country-complex="SA"/>
    </style:style>
    <style:style style:name="ListLabel_20_7" style:display-name="ListLabel 7" style:family="text">
      <style:text-properties fo:language="ro" fo:country="RO" style:language-asian="en" style:country-asian="US" style:language-complex="ar" style:country-complex="SA"/>
    </style:style>
    <style:style style:name="ListLabel_20_8" style:display-name="ListLabel 8" style:family="text">
      <style:text-properties fo:language="ro" fo:country="RO" style:language-asian="en" style:country-asian="US" style:language-complex="ar" style:country-complex="SA"/>
    </style:style>
    <style:style style:name="ListLabel_20_9" style:display-name="ListLabel 9" style:family="text">
      <style:text-properties fo:language="ro" fo:country="RO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etter-spacing="normal" fo:language="ro" fo:country="RO" fo:font-style="normal" fo:font-weight="normal" style:font-name-asian="Microsoft Sans Serif1" style:font-family-asian="'Microsoft Sans Serif'" style:font-family-generic-asian="system" style:font-pitch-asian="variable" style:font-size-asian="12pt" style:language-asian="en" style:country-asian="US" style:font-style-asian="normal" style:font-weight-asian="normal" style:font-name-complex="Microsoft Sans Serif1" style:font-family-complex="'Microsoft Sans Serif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ro" fo:country="RO" style:language-asian="en" style:country-asian="US" style:language-complex="ar" style:country-complex="SA"/>
    </style:style>
    <style:style style:name="ListLabel_20_12" style:display-name="ListLabel 12" style:family="text">
      <style:text-properties fo:language="ro" fo:country="RO" style:language-asian="en" style:country-asian="US" style:language-complex="ar" style:country-complex="SA"/>
    </style:style>
    <style:style style:name="ListLabel_20_13" style:display-name="ListLabel 13" style:family="text">
      <style:text-properties fo:language="ro" fo:country="RO" style:language-asian="en" style:country-asian="US" style:language-complex="ar" style:country-complex="SA"/>
    </style:style>
    <style:style style:name="ListLabel_20_14" style:display-name="ListLabel 14" style:family="text">
      <style:text-properties fo:language="ro" fo:country="RO" style:language-asian="en" style:country-asian="US" style:language-complex="ar" style:country-complex="SA"/>
    </style:style>
    <style:style style:name="ListLabel_20_15" style:display-name="ListLabel 15" style:family="text">
      <style:text-properties fo:language="ro" fo:country="RO" style:language-asian="en" style:country-asian="US" style:language-complex="ar" style:country-complex="SA"/>
    </style:style>
    <style:style style:name="ListLabel_20_16" style:display-name="ListLabel 16" style:family="text">
      <style:text-properties fo:language="ro" fo:country="RO" style:language-asian="en" style:country-asian="US" style:language-complex="ar" style:country-complex="SA"/>
    </style:style>
    <style:style style:name="ListLabel_20_17" style:display-name="ListLabel 17" style:family="text">
      <style:text-properties fo:language="ro" fo:country="RO" style:language-asian="en" style:country-asian="US" style:language-complex="ar" style:country-complex="SA"/>
    </style:style>
    <style:style style:name="ListLabel_20_18" style:display-name="ListLabel 18" style:family="text">
      <style:text-properties fo:language="ro" fo:country="RO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4pt" fo:letter-spacing="-0.0008in" fo:language="ro" fo:country="RO" fo:font-style="italic" style:text-underline-style="solid" style:text-underline-width="bold" style:text-underline-color="#000000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italic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italic" style:font-weight-complex="normal" style:text-scale="83%"/>
    </style:style>
    <style:style style:name="ListLabel_20_20" style:display-name="ListLabel 20" style:family="text">
      <style:text-properties fo:font-size="12pt" fo:letter-spacing="normal" fo:language="ro" fo:country="RO" fo:font-style="normal" fo:font-weight="normal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language="ro" fo:country="RO" style:language-asian="en" style:country-asian="US" style:language-complex="ar" style:country-complex="SA"/>
    </style:style>
    <style:style style:name="ListLabel_20_22" style:display-name="ListLabel 22" style:family="text">
      <style:text-properties fo:language="ro" fo:country="RO" style:language-asian="en" style:country-asian="US" style:language-complex="ar" style:country-complex="SA"/>
    </style:style>
    <style:style style:name="ListLabel_20_23" style:display-name="ListLabel 23" style:family="text">
      <style:text-properties fo:language="ro" fo:country="RO" style:language-asian="en" style:country-asian="US" style:language-complex="ar" style:country-complex="SA"/>
    </style:style>
    <style:style style:name="ListLabel_20_24" style:display-name="ListLabel 24" style:family="text">
      <style:text-properties fo:language="ro" fo:country="RO" style:language-asian="en" style:country-asian="US" style:language-complex="ar" style:country-complex="SA"/>
    </style:style>
    <style:style style:name="ListLabel_20_25" style:display-name="ListLabel 25" style:family="text">
      <style:text-properties fo:language="ro" fo:country="RO" style:language-asian="en" style:country-asian="US" style:language-complex="ar" style:country-complex="SA"/>
    </style:style>
    <style:style style:name="ListLabel_20_26" style:display-name="ListLabel 26" style:family="text">
      <style:text-properties fo:language="ro" fo:country="RO" style:language-asian="en" style:country-asian="US" style:language-complex="ar" style:country-complex="SA"/>
    </style:style>
    <style:style style:name="ListLabel_20_27" style:display-name="ListLabel 27" style:family="text">
      <style:text-properties fo:language="ro" fo:country="RO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Microsoft Sans Serif'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0972in" fo:margin-left="0.5965in"/>
        </style:list-level-properties>
        <style:text-properties fo:font-family="'Times New Roman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2807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963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648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3311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0154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698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5.382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Microsoft Sans Serif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5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752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0.1626in" fo:margin-left="0.1618in"/>
        </style:list-level-properties>
      </text:list-level-style-number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0972in" fo:margin-left="0.0965in"/>
        </style:list-level-properties>
        <style:text-properties fo:font-family="'Times New Roman'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0.898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1.6291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2.361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0925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3.8236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4.5555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0972in" fo:margin-left="5.2866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1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445in" fo:margin-bottom="0.1945in" fo:margin-left="1in" fo:margin-right="0.75in" style:writing-mode="lr-tb" style:layout-grid-color="#c0c0c0" style:layout-grid-lines="250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iect de Programare / C++ - Model</dc:title>
    <meta:creation-date>2025-05-21T15:36:55</meta:creation-date>
    <dc:date>2025-05-21T18:48:08.929097244</dc:date>
    <meta:editing-duration>PT46S</meta:editing-duration>
    <meta:generator>LibreOffice/24.2.7.2$Linux_X86_64 LibreOffice_project/420$Build-2</meta:generator>
    <meta:editing-cycles>1</meta:editing-cycles>
    <meta:document-statistic meta:table-count="0" meta:image-count="0" meta:object-count="0" meta:page-count="2" meta:paragraph-count="59" meta:word-count="322" meta:character-count="2448" meta:non-whitespace-character-count="2209"/>
    <meta:user-defined meta:name="AppVersion">12.0000</meta:user-defined>
    <meta:user-defined meta:name="Created" meta:value-type="date">2025-05-21T00:00:00</meta:user-defined>
    <meta:user-defined meta:name="LastSaved" meta:value-type="date">2025-05-21T00:00:00</meta:user-defined>
    <meta:user-defined meta:name="Producer">Skia/PDF m114 Google Docs Renderer</meta:user-defined>
    <meta:template xlink:type="simple" xlink:actuate="onRequest" xlink:title="Normal" xlink:href=""/>
  </office:meta>
</office:document-meta>
</file>